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901" officeooo:paragraph-rsid="001e4901"/>
    </style:style>
    <style:style style:name="P2" style:family="paragraph" style:parent-style-name="Standard">
      <style:text-properties officeooo:rsid="001ee853" officeooo:paragraph-rsid="001ee853"/>
    </style:style>
    <style:style style:name="P3" style:family="paragraph" style:parent-style-name="Standard">
      <style:text-properties fo:font-weight="normal" officeooo:rsid="00228096" officeooo:paragraph-rsid="00228096" style:font-weight-asian="normal" style:font-weight-complex="normal"/>
    </style:style>
    <style:style style:name="P4" style:family="paragraph" style:parent-style-name="Standard">
      <style:text-properties fo:font-weight="bold" officeooo:rsid="001ee853" officeooo:paragraph-rsid="001ee853" style:font-weight-asian="bold" style:font-weight-complex="bold"/>
    </style:style>
    <style:style style:name="P5" style:family="paragraph" style:parent-style-name="Standard">
      <style:text-properties fo:font-weight="normal" officeooo:rsid="00228096" officeooo:paragraph-rsid="00228096" style:font-weight-asian="normal" style:font-weight-complex="normal"/>
    </style:style>
    <style:style style:name="P6" style:family="paragraph" style:parent-style-name="Standard">
      <style:text-properties fo:font-weight="normal" officeooo:rsid="00258f25" officeooo:paragraph-rsid="00258f2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Booking App in react also using Mongo Db and admin panel in this app</text:p>
      <text:p text:style-name="P1"/>
      <text:p text:style-name="P1">first create new and open it in Vcode, open new folder “api”</text:p>
      <text:p text:style-name="P1"><text:tab/>run command in path api folder <text:s text:c="2"/>: BookingApp$ npm init -y</text:p>
      <text:p text:style-name="P1"><text:tab/>after running this Command there is package.json file created in api folder</text:p>
      <text:p text:style-name="P1"/>
      <text:p text:style-name="P2">after it run command for creating node_modules</text:p>
      <text:p text:style-name="P2"><text:tab/><text:span text:style-name="T1">BookingApp$ yarn add express<text:tab/>or<text:tab/>BookingApp$ npm add express <text:tab/></text:span></text:p>
      <text:p text:style-name="P4"/>
      <text:p text:style-name="P3">some initial steps commit on git</text:p>
      <text:p text:style-name="P3">now time to create DB on MongoDB</text:p>
      <text:p text:style-name="P3"/>
      <text:p text:style-name="P3"/>
      <text:p text:style-name="P3">BookingApp$ yarn add mongoose</text:p>
      <text:p text:style-name="P3"/>
      <text:p text:style-name="P3"/>
      <text:p text:style-name="P3"/>
      <text:p text:style-name="P6">yarn <text:s/>add bcryptjs formaking password encryp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8T18:47:52.911108658</meta:creation-date>
    <dc:date>2023-07-10T13:55:36.948902137</dc:date>
    <meta:editing-duration>PT1H35M29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89" meta:character-count="518" meta:non-whitespace-character-count="431"/>
  </office:meta>
</office:document-meta>
</file>